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trebuchet ms" fo:font-size="12pt" fo:language="fr" fo:country="FR" fo:font-weight="bold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trebuchet ms" fo:font-size="12pt" fo:language="fr" fo:country="FR"/>
    </style:style>
    <style:style style:name="P3" style:family="paragraph" style:parent-style-name="Text_20_body" style:list-style-name="L5">
      <style:text-properties style:font-name="trebuchet ms" fo:font-size="12pt" fo:background-color="#ffffff"/>
    </style:style>
    <style:style style:name="P4" style:family="paragraph" style:parent-style-name="Text_20_body" style:list-style-name="L6">
      <style:text-properties style:font-name="trebuchet ms" fo:font-size="12pt" fo:background-color="#ffffff"/>
    </style:style>
    <style:style style:name="P5" style:family="paragraph" style:parent-style-name="Text_20_body" style:list-style-name="L7">
      <style:text-properties style:font-name="trebuchet ms" fo:font-size="12pt" officeooo:paragraph-rsid="001e8548"/>
    </style:style>
    <style:style style:name="P6" style:family="paragraph" style:parent-style-name="Text_20_body">
      <style:text-properties style:font-name="trebuchet ms" fo:font-size="12pt" officeooo:paragraph-rsid="00430d67"/>
    </style:style>
    <style:style style:name="P7" style:family="paragraph" style:parent-style-name="Text_20_body">
      <style:text-properties style:font-name="trebuchet ms" fo:font-size="12pt" officeooo:paragraph-rsid="00441aa6"/>
    </style:style>
    <style:style style:name="P8" style:family="paragraph" style:parent-style-name="Text_20_body" style:list-style-name="L2">
      <style:paragraph-properties fo:margin-top="0cm" fo:margin-bottom="0cm" loext:contextual-spacing="false" fo:line-height="100%"/>
      <style:text-properties style:font-name="trebuchet ms" fo:font-size="12pt" fo:language="fr" fo:country="FR"/>
    </style:style>
    <style:style style:name="P9" style:family="paragraph" style:parent-style-name="Text_20_body" style:list-style-name="L3">
      <style:paragraph-properties fo:margin-top="0cm" fo:margin-bottom="0cm" loext:contextual-spacing="false" fo:line-height="100%"/>
      <style:text-properties style:font-name="trebuchet ms" fo:font-size="12pt" fo:language="fr" fo:country="FR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style:font-name="trebuchet ms" fo:font-size="12pt" fo:language="fr" fo:country="FR" officeooo:paragraph-rsid="00430d67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style:font-name="trebuchet ms" fo:font-size="12pt" fo:language="fr" fo:country="FR" officeooo:paragraph-rsid="00441aa6"/>
    </style:style>
    <style:style style:name="P12" style:family="paragraph" style:parent-style-name="Text_20_body" style:list-style-name="L4">
      <style:paragraph-properties fo:margin-top="0cm" fo:margin-bottom="0cm" loext:contextual-spacing="false" fo:line-height="100%"/>
      <style:text-properties style:font-name="trebuchet ms" fo:font-size="12pt" fo:language="fr" fo:country="FR" fo:font-weight="normal" fo:background-color="transparent"/>
    </style:style>
    <style:style style:name="P13" style:family="paragraph" style:parent-style-name="Text_20_body" style:list-style-name="L4">
      <style:paragraph-properties fo:margin-top="0cm" fo:margin-bottom="0cm" loext:contextual-spacing="false" fo:line-height="100%"/>
      <style:text-properties style:font-name="trebuchet ms" fo:font-size="12pt" fo:language="fr" fo:country="FR" fo:font-weight="normal" officeooo:paragraph-rsid="0021885a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style:font-name="trebuchet ms" fo:font-size="12pt" fo:language="fr" fo:country="FR" fo:font-weight="normal" officeooo:paragraph-rsid="0021885a" fo:background-color="transparent"/>
    </style:style>
    <style:style style:name="P15" style:family="paragraph" style:parent-style-name="Text_20_body" style:list-style-name="L9">
      <style:paragraph-properties fo:margin-top="0cm" fo:margin-bottom="0cm" loext:contextual-spacing="false" fo:line-height="100%"/>
      <style:text-properties style:font-name="trebuchet ms" fo:font-size="12pt" fo:language="fr" fo:country="FR" fo:font-weight="normal" officeooo:rsid="003bc894" officeooo:paragraph-rsid="003bc894" style:font-weight-asian="normal" style:font-weight-complex="normal"/>
    </style:style>
    <style:style style:name="P16" style:family="paragraph" style:parent-style-name="Text_20_body" style:list-style-name="L9">
      <style:paragraph-properties fo:margin-top="0cm" fo:margin-bottom="0cm" loext:contextual-spacing="false" fo:line-height="100%"/>
      <style:text-properties style:font-name="trebuchet ms" fo:font-size="12pt" fo:language="fr" fo:country="FR" fo:font-weight="normal" officeooo:rsid="003c7404" officeooo:paragraph-rsid="003c7404" style:font-weight-asian="normal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style:font-name="trebuchet ms" fo:font-size="12pt" fo:language="fr" fo:country="FR" fo:font-weight="bold" officeooo:rsid="00331894" officeooo:paragraph-rsid="00441aa6" fo:background-color="transparent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style:font-name="trebuchet ms" fo:font-size="12pt" fo:language="fr" fo:country="FR" fo:font-weight="bold" officeooo:rsid="003bc894" officeooo:paragraph-rsid="003bc894"/>
    </style:style>
    <style:style style:name="P19" style:family="paragraph" style:parent-style-name="Text_20_body" style:list-style-name="L3">
      <style:paragraph-properties fo:margin-top="0cm" fo:margin-bottom="0cm" loext:contextual-spacing="false" fo:line-height="100%"/>
      <style:text-properties style:font-name="trebuchet ms" fo:font-size="12pt" fo:language="fr" fo:country="FR" officeooo:rsid="003c755f" officeooo:paragraph-rsid="003c755f"/>
    </style:style>
    <style:style style:name="P20" style:family="paragraph" style:parent-style-name="Text_20_body" style:list-style-name="L4">
      <style:paragraph-properties fo:margin-top="0cm" fo:margin-bottom="0cm" loext:contextual-spacing="false" fo:line-height="100%"/>
      <style:text-properties style:font-name="trebuchet ms" fo:font-size="12pt" fo:language="fr" fo:country="FR" officeooo:rsid="003c755f" officeooo:paragraph-rsid="003c755f"/>
    </style:style>
    <style:style style:name="P21" style:family="paragraph" style:parent-style-name="Text_20_body" style:list-style-name="L6">
      <style:paragraph-properties fo:margin-top="0cm" fo:margin-bottom="0cm" loext:contextual-spacing="false"/>
      <style:text-properties style:font-name="trebuchet ms" fo:font-size="12pt" fo:background-color="#ffffff"/>
    </style:style>
    <style:style style:name="P22" style:family="paragraph" style:parent-style-name="Text_20_body" style:list-style-name="L7">
      <style:paragraph-properties fo:margin-top="0cm" fo:margin-bottom="0cm" loext:contextual-spacing="false"/>
      <style:text-properties style:font-name="trebuchet ms" fo:font-size="12pt"/>
    </style:style>
    <style:style style:name="P23" style:family="paragraph" style:parent-style-name="Text_20_body" style:list-style-name="L7">
      <style:paragraph-properties fo:margin-top="0cm" fo:margin-bottom="0cm" loext:contextual-spacing="false"/>
      <style:text-properties style:font-name="trebuchet ms" fo:font-size="12pt" officeooo:paragraph-rsid="001e8548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38ceff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3bc894" officeooo:paragraph-rsid="003bc894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3bc894" officeooo:paragraph-rsid="00430d67"/>
    </style:style>
    <style:style style:name="P27" style:family="paragraph" style:parent-style-name="Text_20_body" style:list-style-name="L4">
      <style:paragraph-properties fo:margin-top="0cm" fo:margin-bottom="0cm" loext:contextual-spacing="false" fo:line-height="100%"/>
      <style:text-properties officeooo:paragraph-rsid="003c755f"/>
    </style:style>
    <style:style style:name="P28" style:family="paragraph" style:parent-style-name="Text_20_body" style:list-style-name="L9">
      <style:paragraph-properties fo:margin-top="0cm" fo:margin-bottom="0cm" loext:contextual-spacing="false" fo:line-height="100%"/>
      <style:text-properties officeooo:paragraph-rsid="00414cf2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officeooo:paragraph-rsid="003bc894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officeooo:paragraph-rsid="00430d67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officeooo:paragraph-rsid="004b2e78"/>
    </style:style>
    <style:style style:name="P32" style:family="paragraph" style:parent-style-name="Text_20_body" style:list-style-name="L8">
      <style:paragraph-properties fo:margin-top="0cm" fo:margin-bottom="0cm" loext:contextual-spacing="false"/>
      <style:text-properties fo:font-weight="normal" officeooo:rsid="003bc894" officeooo:paragraph-rsid="003bc894" style:font-weight-asian="normal" style:font-weight-complex="normal"/>
    </style:style>
    <style:style style:name="P33" style:family="paragraph" style:parent-style-name="Text_20_body" style:list-style-name="L8">
      <style:paragraph-properties fo:margin-top="0cm" fo:margin-bottom="0cm" loext:contextual-spacing="false"/>
      <style:text-properties fo:font-weight="normal" officeooo:rsid="003dd264" officeooo:paragraph-rsid="003f754f" style:font-weight-asian="normal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fo:font-weight="normal" officeooo:rsid="003dd264" officeooo:paragraph-rsid="003f754f" style:font-weight-asian="normal" style:font-weight-complex="normal"/>
    </style:style>
    <style:style style:name="P35" style:family="paragraph" style:parent-style-name="Text_20_body">
      <style:paragraph-properties fo:margin-top="0cm" fo:margin-bottom="0cm" loext:contextual-spacing="false"/>
      <style:text-properties fo:font-weight="bold" officeooo:rsid="0041697e" officeooo:paragraph-rsid="004503ca" style:font-weight-asian="bold" style:font-weight-complex="bold"/>
    </style:style>
    <style:style style:name="P36" style:family="paragraph" style:parent-style-name="Text_20_body">
      <style:paragraph-properties fo:margin-top="0cm" fo:margin-bottom="0cm" loext:contextual-spacing="false"/>
      <style:text-properties fo:font-weight="bold" officeooo:rsid="004719a6" officeooo:paragraph-rsid="004719a6" style:font-weight-asian="bold" style:font-weight-complex="bold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officeooo:rsid="004a690d" officeooo:paragraph-rsid="004a690d"/>
    </style:style>
    <style:style style:name="P38" style:family="paragraph" style:parent-style-name="Text_20_body">
      <style:paragraph-properties fo:margin-top="0cm" fo:margin-bottom="0cm" loext:contextual-spacing="false" fo:line-height="100%"/>
      <style:text-properties officeooo:rsid="004b2e78" officeooo:paragraph-rsid="004b2e78"/>
    </style:style>
    <style:style style:name="P39" style:family="paragraph" style:parent-style-name="Text_20_body">
      <style:paragraph-properties fo:margin-top="0cm" fo:margin-bottom="0cm" loext:contextual-spacing="false" fo:line-height="100%"/>
      <style:text-properties officeooo:rsid="004dbdc6" officeooo:paragraph-rsid="004dbdc6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1e2290" fo:background-color="#fff200" loext:char-shading-value="0"/>
    </style:style>
    <style:style style:name="T3" style:family="text">
      <style:text-properties fo:font-weight="normal" fo:background-color="#fff200" loext:char-shading-value="0"/>
    </style:style>
    <style:style style:name="T4" style:family="text">
      <style:text-properties fo:font-weight="normal" officeooo:rsid="001e2290" fo:background-color="#fff200" loext:char-shading-value="0"/>
    </style:style>
    <style:style style:name="T5" style:family="text">
      <style:text-properties fo:font-weight="normal" officeooo:rsid="002ba3df" fo:background-color="#fff200" loext:char-shading-value="0"/>
    </style:style>
    <style:style style:name="T6" style:family="text">
      <style:text-properties fo:font-weight="normal" officeooo:rsid="002ce0f7" fo:background-color="#fff200" loext:char-shading-value="0"/>
    </style:style>
    <style:style style:name="T7" style:family="text">
      <style:text-properties fo:font-weight="normal" officeooo:rsid="0030c3ae" fo:background-color="#fff200" loext:char-shading-value="0"/>
    </style:style>
    <style:style style:name="T8" style:family="text">
      <style:text-properties fo:font-weight="normal" officeooo:rsid="00331894" fo:background-color="#fff200" loext:char-shading-value="0"/>
    </style:style>
    <style:style style:name="T9" style:family="text">
      <style:text-properties fo:font-weight="normal" officeooo:rsid="0033eedc" fo:background-color="#fff200" loext:char-shading-value="0"/>
    </style:style>
    <style:style style:name="T10" style:family="text">
      <style:text-properties fo:font-weight="normal" officeooo:rsid="0034c1e2" fo:background-color="#fff200" loext:char-shading-value="0"/>
    </style:style>
    <style:style style:name="T11" style:family="text">
      <style:text-properties fo:font-weight="normal" officeooo:rsid="003aee6a" fo:background-color="#fff200" loext:char-shading-value="0"/>
    </style:style>
    <style:style style:name="T12" style:family="text">
      <style:text-properties fo:font-weight="bold"/>
    </style:style>
    <style:style style:name="T13" style:family="text">
      <style:text-properties fo:font-weight="bold" fo:background-color="#fff200" loext:char-shading-value="0"/>
    </style:style>
    <style:style style:name="T14" style:family="text">
      <style:text-properties fo:font-weight="bold" officeooo:rsid="001e2290" fo:background-color="#fff200" loext:char-shading-value="0"/>
    </style:style>
    <style:style style:name="T15" style:family="text">
      <style:text-properties fo:font-weight="bold" officeooo:rsid="00414cf2"/>
    </style:style>
    <style:style style:name="T16" style:family="text">
      <style:text-properties officeooo:rsid="001e6936"/>
    </style:style>
    <style:style style:name="T17" style:family="text">
      <style:text-properties officeooo:rsid="001f46b1"/>
    </style:style>
    <style:style style:name="T18" style:family="text">
      <style:text-properties officeooo:rsid="001fc864"/>
    </style:style>
    <style:style style:name="T19" style:family="text">
      <style:text-properties officeooo:rsid="0020e135"/>
    </style:style>
    <style:style style:name="T20" style:family="text">
      <style:text-properties style:font-name="trebuchet ms" fo:font-size="12pt"/>
    </style:style>
    <style:style style:name="T21" style:family="text">
      <style:text-properties style:font-name="trebuchet ms" fo:font-size="12pt" fo:language="fr" fo:country="FR" fo:font-weight="bold"/>
    </style:style>
    <style:style style:name="T22" style:family="text">
      <style:text-properties style:font-name="trebuchet ms" fo:font-size="12pt" fo:language="fr" fo:country="FR" fo:font-weight="bold" officeooo:rsid="001e2290" fo:background-color="#fff200" loext:char-shading-value="0"/>
    </style:style>
    <style:style style:name="T23" style:family="text">
      <style:text-properties style:font-name="trebuchet ms" fo:font-size="12pt" fo:language="fr" fo:country="FR" fo:font-weight="bold" fo:background-color="transparent" loext:char-shading-value="0"/>
    </style:style>
    <style:style style:name="T24" style:family="text">
      <style:text-properties style:font-name="trebuchet ms" fo:font-size="12pt" fo:language="fr" fo:country="FR" fo:font-weight="bold" officeooo:rsid="003bc894"/>
    </style:style>
    <style:style style:name="T25" style:family="text">
      <style:text-properties style:font-name="trebuchet ms" fo:font-size="12pt" fo:language="fr" fo:country="FR" fo:font-weight="bold" officeooo:rsid="00414cf2"/>
    </style:style>
    <style:style style:name="T26" style:family="text">
      <style:text-properties style:font-name="trebuchet ms" fo:font-size="12pt" fo:language="fr" fo:country="FR" fo:font-weight="normal" fo:background-color="#fff200" loext:char-shading-value="0"/>
    </style:style>
    <style:style style:name="T27" style:family="text">
      <style:text-properties style:font-name="trebuchet ms" fo:font-size="12pt" fo:language="fr" fo:country="FR" fo:font-weight="normal" officeooo:rsid="0038ceff" fo:background-color="#fff200" loext:char-shading-value="0"/>
    </style:style>
    <style:style style:name="T28" style:family="text">
      <style:text-properties style:font-name="trebuchet ms" fo:font-size="12pt" fo:language="fr" fo:country="FR" fo:font-weight="normal" officeooo:rsid="001e2290" fo:background-color="#fff200" loext:char-shading-value="0"/>
    </style:style>
    <style:style style:name="T29" style:family="text">
      <style:text-properties style:font-name="trebuchet ms" fo:font-size="12pt" fo:language="fr" fo:country="FR" fo:font-weight="normal" officeooo:rsid="002ce0f7" fo:background-color="#fff200" loext:char-shading-value="0"/>
    </style:style>
    <style:style style:name="T30" style:family="text">
      <style:text-properties style:font-name="trebuchet ms" fo:font-size="12pt" fo:language="fr" fo:country="FR" fo:font-weight="normal" officeooo:rsid="003bc894" fo:background-color="#fff200" loext:char-shading-value="0"/>
    </style:style>
    <style:style style:name="T31" style:family="text">
      <style:text-properties style:font-name="trebuchet ms" fo:font-size="12pt" fo:language="fr" fo:country="FR" fo:font-weight="normal" officeooo:rsid="003a7e9d" fo:background-color="#fff200" loext:char-shading-value="0"/>
    </style:style>
    <style:style style:name="T32" style:family="text">
      <style:text-properties style:font-name="trebuchet ms" fo:font-size="12pt" fo:language="fr" fo:country="FR" fo:font-weight="normal" officeooo:rsid="002a5748" fo:background-color="#fff200" loext:char-shading-value="0"/>
    </style:style>
    <style:style style:name="T33" style:family="text">
      <style:text-properties style:font-name="trebuchet ms" fo:font-size="12pt" fo:language="fr" fo:country="FR" fo:font-weight="normal" officeooo:rsid="003aee6a" fo:background-color="#fff200" loext:char-shading-value="0"/>
    </style:style>
    <style:style style:name="T34" style:family="text">
      <style:text-properties style:font-name="trebuchet ms" fo:font-size="12pt" fo:language="fr" fo:country="FR" fo:font-weight="normal" officeooo:rsid="003c755f" fo:background-color="transparent" loext:char-shading-value="0"/>
    </style:style>
    <style:style style:name="T35" style:family="text">
      <style:text-properties style:font-name="trebuchet ms" fo:font-size="12pt" fo:language="fr" fo:country="FR" fo:font-weight="normal" style:font-weight-asian="normal" style:font-weight-complex="normal"/>
    </style:style>
    <style:style style:name="T36" style:family="text">
      <style:text-properties style:font-name="trebuchet ms" fo:font-size="12pt" fo:language="fr" fo:country="FR" fo:font-weight="normal" officeooo:rsid="003c7404" style:font-weight-asian="normal" style:font-weight-complex="normal"/>
    </style:style>
    <style:style style:name="T37" style:family="text">
      <style:text-properties style:font-name="trebuchet ms" fo:font-size="12pt" fo:language="fr" fo:country="FR" fo:font-weight="normal" officeooo:rsid="004b2e78" style:font-weight-asian="normal" style:font-weight-complex="normal"/>
    </style:style>
    <style:style style:name="T38" style:family="text">
      <style:text-properties style:font-name="trebuchet ms" fo:font-size="12pt" fo:language="fr" fo:country="FR" fo:font-weight="normal" fo:background-color="#59c5c7" loext:char-shading-value="0" style:font-weight-asian="normal" style:font-weight-complex="normal"/>
    </style:style>
    <style:style style:name="T39" style:family="text">
      <style:text-properties style:font-name="trebuchet ms" fo:font-size="12pt" fo:language="fr" fo:country="FR" fo:background-color="transparent" loext:char-shading-value="0"/>
    </style:style>
    <style:style style:name="T40" style:family="text">
      <style:text-properties style:font-name="trebuchet ms" fo:font-size="12pt" fo:language="fr" fo:country="FR" officeooo:rsid="003dd264" fo:background-color="transparent" loext:char-shading-value="0"/>
    </style:style>
    <style:style style:name="T41" style:family="text">
      <style:text-properties style:font-name="trebuchet ms" fo:font-size="12pt" fo:language="fr" fo:country="FR" officeooo:rsid="003f754f" fo:background-color="transparent" loext:char-shading-value="0"/>
    </style:style>
    <style:style style:name="T42" style:family="text">
      <style:text-properties style:font-name="trebuchet ms" fo:font-size="12pt" fo:language="fr" fo:country="FR" officeooo:rsid="00430d67" fo:background-color="transparent" loext:char-shading-value="0"/>
    </style:style>
    <style:style style:name="T43" style:family="text">
      <style:text-properties style:font-name="trebuchet ms" fo:font-size="12pt" fo:font-weight="bold"/>
    </style:style>
    <style:style style:name="T44" style:family="text">
      <style:text-properties style:font-name="trebuchet ms" fo:font-size="12pt" fo:font-weight="bold" officeooo:rsid="00414cf2"/>
    </style:style>
    <style:style style:name="T45" style:family="text">
      <style:text-properties fo:language="fr" fo:country="FR" fo:font-weight="normal" fo:background-color="#fff200" loext:char-shading-value="0"/>
    </style:style>
    <style:style style:name="T46" style:family="text">
      <style:text-properties fo:language="fr" fo:country="FR" fo:font-weight="normal" officeooo:rsid="001e2290" fo:background-color="#fff200" loext:char-shading-value="0"/>
    </style:style>
    <style:style style:name="T47" style:family="text">
      <style:text-properties fo:language="fr" fo:country="FR" fo:font-weight="normal" officeooo:rsid="002ce0f7" fo:background-color="#fff200" loext:char-shading-value="0"/>
    </style:style>
    <style:style style:name="T48" style:family="text">
      <style:text-properties fo:language="fr" fo:country="FR" fo:font-weight="normal" officeooo:rsid="002ba3df" fo:background-color="#fff200" loext:char-shading-value="0"/>
    </style:style>
    <style:style style:name="T49" style:family="text">
      <style:text-properties fo:language="fr" fo:country="FR" fo:font-weight="normal" officeooo:rsid="0035f206" fo:background-color="#fff200" loext:char-shading-value="0"/>
    </style:style>
    <style:style style:name="T50" style:family="text">
      <style:text-properties fo:language="fr" fo:country="FR" fo:font-weight="normal" officeooo:rsid="0037b546" fo:background-color="#fff200" loext:char-shading-value="0"/>
    </style:style>
    <style:style style:name="T51" style:family="text">
      <style:text-properties fo:language="fr" fo:country="FR" fo:font-weight="bold" fo:background-color="#fff200" loext:char-shading-value="0"/>
    </style:style>
    <style:style style:name="T52" style:family="text">
      <style:text-properties fo:language="fr" fo:country="FR" fo:font-weight="bold" officeooo:rsid="001e2290" fo:background-color="#fff200" loext:char-shading-value="0"/>
    </style:style>
    <style:style style:name="T53" style:family="text">
      <style:text-properties officeooo:rsid="003c7404"/>
    </style:style>
    <style:style style:name="T54" style:family="text">
      <style:text-properties officeooo:rsid="00414cf2"/>
    </style:style>
    <style:style style:name="T55" style:family="text">
      <style:text-properties fo:color="#000000" style:font-name="trebuchet ms" fo:font-size="12pt" fo:language="fr" fo:country="FR" fo:font-weight="normal" officeooo:rsid="0041697e" fo:background-color="#59c5c7" loext:char-shading-value="0"/>
    </style:style>
    <style:style style:name="T56" style:family="text">
      <style:text-properties fo:color="#000000" style:font-name="trebuchet ms" fo:font-size="12pt" fo:language="fr" fo:country="FR" fo:font-weight="normal" officeooo:rsid="00430d67" fo:background-color="#59c5c7" loext:char-shading-value="0"/>
    </style:style>
    <style:style style:name="T57" style:family="text">
      <style:text-properties fo:color="#000000" style:font-name="trebuchet ms" fo:font-size="12pt" fo:language="fr" fo:country="FR" fo:font-weight="normal" officeooo:rsid="00441aa6" fo:background-color="#59c5c7" loext:char-shading-value="0"/>
    </style:style>
    <style:style style:name="T58" style:family="text">
      <style:text-properties fo:color="#000000" style:font-name="trebuchet ms" fo:font-size="12pt" fo:language="fr" fo:country="FR" fo:font-weight="normal" officeooo:rsid="00441aa6" fo:background-color="transparent" loext:char-shading-value="0"/>
    </style:style>
    <style:style style:name="T59" style:family="text">
      <style:text-properties fo:color="#000000" fo:font-weight="normal" officeooo:rsid="0041697e" fo:background-color="#59c5c7" loext:char-shading-value="0"/>
    </style:style>
    <style:style style:name="T60" style:family="text">
      <style:text-properties fo:color="#000000" fo:font-weight="normal" officeooo:rsid="00430d67" fo:background-color="#59c5c7" loext:char-shading-value="0"/>
    </style:style>
    <style:style style:name="T61" style:family="text">
      <style:text-properties fo:color="#000000" fo:font-weight="normal" officeooo:rsid="00441aa6" fo:background-color="#59c5c7" loext:char-shading-value="0"/>
    </style:style>
    <style:style style:name="T62" style:family="text">
      <style:text-properties fo:color="#000000" fo:language="fr" fo:country="FR" fo:font-weight="normal" officeooo:rsid="0041697e" fo:background-color="#59c5c7" loext:char-shading-value="0"/>
    </style:style>
    <style:style style:name="T63" style:family="text">
      <style:text-properties fo:color="#000000" fo:language="fr" fo:country="FR" fo:font-weight="normal" officeooo:rsid="00430d67" fo:background-color="#59c5c7" loext:char-shading-value="0"/>
    </style:style>
    <style:style style:name="T64" style:family="text">
      <style:text-properties fo:color="#000000" fo:language="fr" fo:country="FR" fo:font-weight="normal" officeooo:rsid="00441aa6" fo:background-color="#59c5c7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text:bullet-char="➔">
        <style:list-level-properties text:space-before="1.995cm" text:min-label-width="0.499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text:bullet-char="➔">
        <style:list-level-properties text:space-before="1.995cm" text:min-label-width="0.499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25">O</text:span><text:span text:style-name="T21">bjet : </text:span><text:span text:style-name="T35">estimation du reste à faire projet cetcal.site afin d’atteindre un produit couvrant les circuits, et principalement les circuits locaux.</text:span></text:p>
      <text:p text:style-name="P37"><text:span text:style-name="T25">D</text:span><text:span text:style-name="T21">ate  <text:s/>: </text:span><text:span text:style-name="T37">le 14 juillet à Rauzan.</text:span></text:p>
      <text:p text:style-name="P38"><text:span text:style-name="T35">Auteur : thomas warner. </text:span><text:a xlink:type="simple" xlink:href="mailto:thomashenrywarner@gmail.com" text:style-name="Internet_20_link" text:visited-style-name="Visited_20_Internet_20_Link">thomashenrywarner@gmail.com</text:a></text:p>
      <text:p text:style-name="P38"><text:span text:style-name="T35"/></text:p>
      <text:p text:style-name="P39"><text:span text:style-name="T25">à </text:span><text:span text:style-name="T21">propos : </text:span><text:span text:style-name="T35">les actions sont listées et découpées selon niveaux de priorité. Une charge de travail en j/h est affecté à chaque tâche. La tâche est décrite dans le détail.</text:span></text:p>
      <text:p text:style-name="P31"><text:span text:style-name="T25">-------------------------------------------------------------------------------------------------------------</text:span></text:p>
      <text:p text:style-name="P29"><text:span text:style-name="T25"/></text:p>
      <text:p text:style-name="P29"><text:span text:style-name="T25">1</text:span><text:span text:style-name="T24">- Contexte de mise à jour / modification des données producteur.e.s : </text:span><text:span text:style-name="T30">estimation 3</text:span><text:span text:style-name="T31"> </text:span><text:span text:style-name="T32">jours à </text:span><text:span text:style-name="T33">temps plein </text:span><text:span text:style-name="T55">Priorité : </text:span><text:span text:style-name="T56">haute</text:span></text:p>
      <text:p text:style-name="P18"/>
      <text:list xml:id="list2589706804" text:style-name="L9">
        <text:list-item>
          <text:p text:style-name="P15">Permettre aux producteurs de se connecter à cetcal.site, et de repasser sur les formulaires du questionnaire afin de modifier/mettre à jour leurs données initiales :</text:p>
          <text:list>
            <text:list-item>
              <text:p text:style-name="P15">c<text:span text:style-name="T53">oder les requêtes SQL.</text:span></text:p>
            </text:list-item>
            <text:list-item>
              <text:p text:style-name="P16">Gérer les SESSIONS et pages web dans ce contexte (pré-remplir les pages avec les données initialement saisies).</text:p>
            </text:list-item>
            <text:list-item>
              <text:p text:style-name="P28"><text:span text:style-name="T36">Tester les développements.</text:span></text:p>
              <text:p text:style-name="P28"><text:span text:style-name="T36"/></text:p>
            </text:list-item>
          </text:list>
        </text:list-item>
      </text:list>
      <text:p text:style-name="P30"><text:span text:style-name="T25">2</text:span><text:span text:style-name="T21">- Etude des données producteur.e.s récoltées en phase 1 : </text:span><text:span text:style-name="T26">estimation </text:span><text:span text:style-name="T31">6 </text:span><text:span text:style-name="T32">jours à </text:span><text:span text:style-name="T33">temps plein </text:span><text:span text:style-name="T55">Priorité : </text:span><text:span text:style-name="T56">haute</text:span></text:p>
      <text:p text:style-name="P1"><text:span text:style-name="T4"/></text:p>
      <text:list xml:id="list4111188074" text:style-name="L7">
        <text:list-item>
          <text:p text:style-name="P22">Développement des requêtes <text:span text:style-name="T18">sql</text:span> pour analyse des besoins, revendications, problématiques producteur.e.s (données issues du sondage producteurs, pages cetcal "Modes de Consommation" et page cetcal "Besoins/ésilience Alimentaire").</text:p>
        </text:list-item>
        <text:list-item>
          <text:p text:style-name="P23">Cette tâche permet de sonder les besoins CAL factuellement. De préparer la/les réponse(s) aux besoins.</text:p>
        </text:list-item>
        <text:list-item>
          <text:p text:style-name="P23">Dossier de reporting (graphiques et données factuelles) sur la base de données issues du terrain et renseignées par les producteur.e.s eux mêmes dans notre questionnaire cetcal.site.</text:p>
        </text:list-item>
        <text:list-item>
          <text:p text:style-name="P5"><text:span text:style-name="T16">Analyse globale et détaillé des données.</text:span></text:p>
        </text:list-item>
      </text:list>
      <text:p text:style-name="P10"><text:span text:style-name="T15">3-</text:span><text:span text:style-name="T12">Recherche cartographie : </text:span><text:span text:style-name="T3">estimation </text:span><text:span text:style-name="T7">8</text:span><text:span text:style-name="T13"> </text:span><text:span text:style-name="T14">j</text:span><text:span text:style-name="T4">-</text:span><text:span text:style-name="T11">àtp </text:span><text:span text:style-name="T59">Priorité : </text:span><text:span text:style-name="T60">haute</text:span></text:p>
      <text:p text:style-name="P2"><text:span text:style-name="T3"/></text:p>
      <text:list xml:id="list1207102307" text:style-name="L2">
        <text:list-item>
          <text:p text:style-name="P8">La recherche cartographique permet aux consom<text:span text:style-name="T17">m</text:span>ateurs de filtrer la carte des producteurs (à terme, aussi les points de vents, distribution ect) sur la base de critères de recherche.</text:p>
        </text:list-item>
        <text:list-item>
          <text:p text:style-name="P8"><text:span text:style-name="T12">développer le maquettage réaliser en phase 1</text:span> (/qualification/maquettes/maquettes_cartographie_cetcal-site_v0-1.pdf).</text:p>
          <text:p text:style-name="P8"/>
        </text:list-item>
      </text:list>
      <text:p text:style-name="P11"><text:span text:style-name="T15">4- </text:span><text:span text:style-name="T12">Questionnaire Associations </text:span>: <text:span text:style-name="T3">estimation </text:span><text:span text:style-name="T8">8</text:span><text:span text:style-name="T13"> </text:span><text:span text:style-name="T14">j</text:span><text:span text:style-name="T4">-</text:span><text:span text:style-name="T6">àtp</text:span><text:span text:style-name="T5"> </text:span><text:span text:style-name="T59">Priorité : </text:span><text:span text:style-name="T61">basse</text:span></text:p>
      <text:p text:style-name="P2"><text:span text:style-name="T1"/></text:p>
      <text:list xml:id="list2143962348" text:style-name="L3">
        <text:list-item>
          <text:p text:style-name="P9">Développer un questionnaire détaillé pour inscription et récolte de données des Associations de la région. <text:span text:style-name="T19">Dans la logique du projet CAL, l</text:span>es Associations seront à mettre en relation avec les producteur.e.s, les consommateurs et les lieux de distribution : </text:p>
          <text:list>
            <text:list-item>
              <text:p text:style-name="P19">Développer les formulaires et composants web.</text:p>
            </text:list-item>
            <text:list-item>
              <text:p text:style-name="P19">Modéliser les nouvelles tables base de donnée.</text:p>
              <text:p text:style-name="P19"/>
            </text:list-item>
          </text:list>
          <text:p text:style-name="P9"/>
        </text:list-item>
      </text:list>
      <text:p text:style-name="P11"><text:soft-page-break/><text:span text:style-name="T15">5- </text:span><text:span text:style-name="T12">Questionnaire points de vente/distribution : </text:span><text:span text:style-name="T3">estimation </text:span><text:span text:style-name="T9">8</text:span><text:span text:style-name="T13"> </text:span><text:span text:style-name="T14">j</text:span><text:span text:style-name="T4">-</text:span><text:span text:style-name="T6">àtp</text:span><text:span text:style-name="T5"> </text:span><text:span text:style-name="T59">Priorité : </text:span><text:span text:style-name="T61">basse</text:span></text:p>
      <text:p text:style-name="P2"><text:span text:style-name="T13"/></text:p>
      <text:list xml:id="list211481477" text:style-name="L4">
        <text:list-item>
          <text:p text:style-name="P13">Développer un questionnaire détaillé pour inscription et récolte de données des points de vente/distribution de la région. <text:span text:style-name="T19">Dans la logique du projet CAL,c</text:span>es points de vente/distribution seront à mettre en relation avec les producteur.e.s et les consommateurs : </text:p>
          <text:list>
            <text:list-item>
              <text:p text:style-name="P20">Développer les formulaires et composants web.</text:p>
            </text:list-item>
            <text:list-item>
              <text:p text:style-name="P27"><text:span text:style-name="T34">Modéliser les nouvelles tables base de donnée.</text:span></text:p>
            </text:list-item>
          </text:list>
        </text:list-item>
      </text:list>
      <text:p text:style-name="P14"/>
      <text:p text:style-name="P17"><text:span text:style-name="T54">6- </text:span>Mise en relation des données Associations → Lieux → Points de vente → consomateurs → Producteurs : <text:span text:style-name="T3">estimation </text:span><text:span text:style-name="T10">6 </text:span><text:span text:style-name="T2">j</text:span><text:span text:style-name="T4">-</text:span><text:span text:style-name="T6">àtp</text:span><text:span text:style-name="T5"> </text:span><text:span text:style-name="T59">Priorité : </text:span><text:span text:style-name="T61">basse</text:span></text:p>
      <text:list xml:id="list175009866168138" text:continue-numbering="true" text:style-name="L4">
        <text:list-header>
          <text:p text:style-name="P12"/>
        </text:list-header>
      </text:list>
      <text:p text:style-name="P7"><text:span text:style-name="T15">7- </text:span><text:span text:style-name="T12">Appuyer la communication Réseaux Sociaux</text:span> : <text:span text:style-name="T45">estimation </text:span><text:span text:style-name="T49">5</text:span><text:span text:style-name="T51"> </text:span><text:span text:style-name="T52">j</text:span><text:span text:style-name="T46">-</text:span><text:span text:style-name="T47">àtp</text:span><text:span text:style-name="T48"> </text:span><text:span text:style-name="T62">Priorité : </text:span><text:span text:style-name="T64">basse</text:span></text:p>
      <text:list xml:id="list2258679317" text:style-name="L5">
        <text:list-item>
          <text:p text:style-name="P3">Communiquer efficacement sur les Réseaux Sociaux : Facebook et Instagram (noter que les producteurs possèdent souvent un compte Instagram : outil de communication indéniable).</text:p>
        </text:list-item>
      </text:list>
      <text:p text:style-name="P6"><text:span text:style-name="T15">8- </text:span><text:span text:style-name="T12">Maquetter les pages Web à développer</text:span> : <text:span text:style-name="T45">estimation </text:span><text:span text:style-name="T50">5</text:span><text:span text:style-name="T51"> </text:span><text:span text:style-name="T52">j</text:span><text:span text:style-name="T46">-</text:span><text:span text:style-name="T47">àtp</text:span><text:span text:style-name="T48"> </text:span><text:span text:style-name="T62">Priorité : </text:span><text:span text:style-name="T63">haute</text:span></text:p>
      <text:list xml:id="list1977291337" text:style-name="L6">
        <text:list-item>
          <text:p text:style-name="P21">Travail commun Groupe de Travail CETCAL.</text:p>
        </text:list-item>
        <text:list-item>
          <text:p text:style-name="P21">Concevoir les page/écrans. Prendre en compte toutes les opinions. Innover de nouvelles solutions.</text:p>
        </text:list-item>
        <text:list-item>
          <text:p text:style-name="P4">Documenter les maquettes pour passages en phases de réalisation.</text:p>
          <text:p text:style-name="P4"/>
        </text:list-item>
      </text:list>
      <text:p text:style-name="P24"><text:span text:style-name="T44">9- </text:span><text:span text:style-name="T43">Communication Terrain</text:span><text:span text:style-name="T20"> (marchés, AMAPs, Associations ect) : </text:span><text:span text:style-name="T26">estimation </text:span><text:span text:style-name="T27">3 </text:span><text:span text:style-name="T22">j</text:span><text:span text:style-name="T28">-</text:span><text:span text:style-name="T29">àtp</text:span></text:p>
      <text:p text:style-name="P26"><text:span text:style-name="T23">Développemnt des pages Web d’administration cetcal.sit : </text:span><text:span text:style-name="T55">Priorité : </text:span><text:span text:style-name="T57">basse</text:span></text:p>
      <text:p text:style-name="P25"><text:span text:style-name="T23"/></text:p>
      <text:list xml:id="list1036442334" text:style-name="L8">
        <text:list-item>
          <text:p text:style-name="P32"><text:span text:style-name="T39">Modification des Questions/Réponses (sondage ou autres informations) </text:span><text:span text:style-name="T40">via interface web.</text:span></text:p>
        </text:list-item>
        <text:list-item>
          <text:p text:style-name="P33"><text:span text:style-name="T39">Envoi d’emails en masse.</text:span></text:p>
        </text:list-item>
        <text:list-item>
          <text:p text:style-name="P33"><text:span text:style-name="T41">Quantifier les inscriptions, les visites et le trafic sur cetcal.site</text:span><text:span text:style-name="T39"> </text:span></text:p>
        </text:list-item>
      </text:list>
      <text:p text:style-name="P34"><text:span text:style-name="T39"/></text:p>
      <text:p text:style-name="P34"><text:span text:style-name="T39"/></text:p>
      <text:p text:style-name="P36"><text:span text:style-name="T39">Soit 22 jours à temps plein pour les tâches </text:span><text:span text:style-name="T38">priorité haute</text:span><text:span text:style-name="T39">.</text:span></text:p>
      <text:p text:style-name="P35"><text:span text:style-name="T39">Soit 52 jours à temps plein, </text:span><text:span text:style-name="T42">priorités </text:span><text:span text:style-name="T57">haute</text:span><text:span text:style-name="T42"> et </text:span><text:span text:style-name="T57">basse</text:span><text:span text:style-name="T58">.</text:span></text:p>
      <text:p text:style-name="P35"><text:span text:style-name="T5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21:59:00.895988109</meta:creation-date>
    <dc:date>2020-07-14T17:50:08.360652560</dc:date>
    <meta:editing-duration>PT26M13S</meta:editing-duration>
    <meta:editing-cycles>48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595" meta:character-count="3966" meta:non-whitespace-character-count="3435"/>
  </office:meta>
</office:document-meta>
</file>